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99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99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default-cell-style-name="ce1"/>
        <table:table-column table:style-name="co3" table:number-columns-repeated="1003" table:default-cell-style-name="ce1"/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FirstLetterCapital</text:p>
          </table:table-cell>
          <table:table-cell office:value-type="string" calcext:value-type="string">
            <text:p>NrOfChars</text:p>
          </table:table-cell>
          <table:table-cell office:value-type="string" calcext:value-type="string">
            <text:p>EndsWith: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OS Tag: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NN|SYM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PhraseTag:</text:p>
          </table:table-cell>
          <table:table-cell office:value-type="string" calcext:value-type="string">
            <text:p>I-NP</text:p>
          </table:table-cell>
          <table:table-cell office:value-type="string" calcext:value-type="string">
            <text:p>I-INTJ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#Steps</text:p>
          </table:table-cell>
          <table:table-cell table:style-name="ce7" office:value-type="string" calcext:value-type="string">
            <text:p>Training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icro Dif</text:p>
          </table:table-cell>
          <table:table-cell office:value-type="string" calcext:value-type="string">
            <text:p>Macro Dif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Weights</text:p>
          </table:table-cell>
          <table:table-cell table:number-columns-repeated="991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253" calcext:value-type="float">
            <text:p>0.8253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420" calcext:value-type="float">
            <text:p>420</text:p>
          </table:table-cell>
          <table:table-cell office:value-type="float" office:value="43.76" calcext:value-type="float">
            <text:p>43.76</text:p>
          </table:table-cell>
          <table:table-cell table:style-name="ce8" office:value-type="float" office:value="107258.117282" calcext:value-type="float">
            <text:p>107258.11728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991"/>
        </table:table-row>
        <table:table-row table:style-name="ro1"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2192" calcext:value-type="float">
            <text:p>0.82192</text:p>
          </table:table-cell>
          <table:table-cell office:value-type="float" office:value="0.11581" calcext:value-type="float">
            <text:p>0.11581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2557.267966" calcext:value-type="float">
            <text:p>92557.267966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991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5636" calcext:value-type="float">
            <text:p>0.85636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320" calcext:value-type="float">
            <text:p>320</text:p>
          </table:table-cell>
          <table:table-cell office:value-type="float" office:value="32.51" calcext:value-type="float">
            <text:p>32.51</text:p>
          </table:table-cell>
          <table:table-cell office:value-type="float" office:value="52221.774509" calcext:value-type="float">
            <text:p>52221.774509</text:p>
          </table:table-cell>
          <table:table-cell table:number-columns-repeated="995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6"/>
          <table:table-cell table:number-columns-repeated="12" table:style-name="ce3" office:value-type="boolean" office:boolean-value="false" calcext:value-type="boolean">
            <text:p>FALSE</text:p>
          </table:table-cell>
          <table:table-cell table:style-name="ce3" table:number-columns-repeated="8"/>
          <table:table-cell table:style-name="ce6" office:value-type="float" office:value="0.86023" calcext:value-type="float">
            <text:p>0.86023</text:p>
          </table:table-cell>
          <table:table-cell table:style-name="ce6" office:value-type="float" office:value="0.26933" calcext:value-type="float">
            <text:p>0.26933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32.89" calcext:value-type="float">
            <text:p>32.89</text:p>
          </table:table-cell>
          <table:table-cell table:style-name="ce6" office:value-type="float" office:value="49747.85476" calcext:value-type="float">
            <text:p>49747.85476</text:p>
          </table:table-cell>
          <table:table-cell table:style-name="ce6"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 table:number-columns-repeated="8"/>
          <table:table-cell office:value-type="float" office:value="0.86043" calcext:value-type="float">
            <text:p>0.86043</text:p>
          </table:table-cell>
          <table:table-cell office:value-type="float" office:value="0.26997" calcext:value-type="float">
            <text:p>0.26997</text:p>
          </table:table-cell>
          <table:table-cell office:value-type="float" office:value="651" calcext:value-type="float">
            <text:p>651</text:p>
          </table:table-cell>
          <table:table-cell office:value-type="float" office:value="115.1" calcext:value-type="float">
            <text:p>115.1</text:p>
          </table:table-cell>
          <table:table-cell office:value-type="float" office:value="49691.833476" calcext:value-type="float">
            <text:p>49691.833476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table:number-columns-repeated="3"/>
          <table:table-cell office:value-type="float" office:value="0.869" calcext:value-type="float">
            <text:p>0.869</text:p>
          </table:table-cell>
          <table:table-cell office:value-type="float" office:value="0.3095" calcext:value-type="float">
            <text:p>0.3095</text:p>
          </table:table-cell>
          <table:table-cell office:value-type="float" office:value="653" calcext:value-type="float">
            <text:p>653</text:p>
          </table:table-cell>
          <table:table-cell office:value-type="float" office:value="155.3" calcext:value-type="float">
            <text:p>155.3</text:p>
          </table:table-cell>
          <table:table-cell office:value-type="float" office:value="46271.155" calcext:value-type="float">
            <text:p>46271.155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/>
          <table:table-cell office:value-type="float" office:value="0.8686" calcext:value-type="float">
            <text:p>0.8686</text:p>
          </table:table-cell>
          <table:table-cell office:value-type="float" office:value="0.3093" calcext:value-type="float">
            <text:p>0.3093</text:p>
          </table:table-cell>
          <table:table-cell office:value-type="float" office:value="762" calcext:value-type="float">
            <text:p>762</text:p>
          </table:table-cell>
          <table:table-cell office:value-type="float" office:value="160.05" calcext:value-type="float">
            <text:p>160.05</text:p>
          </table:table-cell>
          <table:table-cell office:value-type="float" office:value="46142.933483" calcext:value-type="float">
            <text:p>46142.933483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30902" calcext:value-type="float">
            <text:p>0.30902</text:p>
          </table:table-cell>
          <table:table-cell office:value-type="float" office:value="629" calcext:value-type="float">
            <text:p>629</text:p>
          </table:table-cell>
          <table:table-cell office:value-type="float" office:value="139.35" calcext:value-type="float">
            <text:p>139.35</text:p>
          </table:table-cell>
          <table:table-cell office:value-type="float" office:value="46139.032161" calcext:value-type="float">
            <text:p>46139.032161</text:p>
          </table:table-cell>
          <table:table-cell table:number-columns-repeated="995"/>
        </table:table-row>
        <table:table-row table:style-name="ro1">
          <table:table-cell table:number-columns-repeated="3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20"/>
          <table:table-cell table:number-columns-repeated="1000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9"/>
          <table:table-cell office:value-type="float" office:value="0.860838" calcext:value-type="float">
            <text:p>0.860838</text:p>
          </table:table-cell>
          <table:table-cell office:value-type="float" office:value="0.270758" calcext:value-type="float">
            <text:p>0.270758</text:p>
          </table:table-cell>
          <table:table-cell office:value-type="float" office:value="419" calcext:value-type="float">
            <text:p>419</text:p>
          </table:table-cell>
          <table:table-cell office:value-type="float" office:value="50.31" calcext:value-type="float">
            <text:p>50.31</text:p>
          </table:table-cell>
          <table:table-cell office:value-type="float" office:value="49372.721412" calcext:value-type="float">
            <text:p>49372.721412</text:p>
          </table:table-cell>
          <table:table-cell table:formula="of:=[.Y11]-[.Y5]" office:value-type="float" office:value="0.000607999999999942" calcext:value-type="float">
            <text:p>0.000608</text:p>
          </table:table-cell>
          <table:table-cell table:formula="of:=[.Z11]-[.Z5]" office:value-type="float" office:value="0.00142799999999998" calcext:value-type="float">
            <text:p>0.001428</text:p>
          </table:table-cell>
          <table:table-cell table:formula="of:=[.$AG$2]*[.AD11]+[.$AG$3]*[.AE11]" office:value-type="float" office:value="0.00118199999999997" calcext:value-type="float">
            <text:p>0.001182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8"/>
          <table:table-cell table:style-name="ce7" office:value-type="float" office:value="0.860687" calcext:value-type="float">
            <text:p>0.860687</text:p>
          </table:table-cell>
          <table:table-cell office:value-type="float" office:value="0.271021" calcext:value-type="float">
            <text:p>0.271021</text:p>
          </table:table-cell>
          <table:table-cell office:value-type="float" office:value="363" calcext:value-type="float">
            <text:p>363</text:p>
          </table:table-cell>
          <table:table-cell office:value-type="float" office:value="43.01" calcext:value-type="float">
            <text:p>43.01</text:p>
          </table:table-cell>
          <table:table-cell office:value-type="float" office:value="49594.01576" calcext:value-type="float">
            <text:p>49594.01576</text:p>
          </table:table-cell>
          <table:table-cell table:formula="of:=[.Y12]-[.Y5]" office:value-type="float" office:value="0.00045699999999993" calcext:value-type="float">
            <text:p>0.000457</text:p>
          </table:table-cell>
          <table:table-cell table:formula="of:=[.Z12]-[.Z5]" office:value-type="float" office:value="0.001691" calcext:value-type="float">
            <text:p>0.001691</text:p>
          </table:table-cell>
          <table:table-cell table:formula="of:=[.$AG$2]*[.AD12]+[.$AG$3]*[.AE12]" office:value-type="float" office:value="0.00132079999999998" calcext:value-type="float">
            <text:p>0.0013208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2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7"/>
          <table:table-cell office:value-type="float" office:value="0.861979" calcext:value-type="float">
            <text:p>0.861979</text:p>
          </table:table-cell>
          <table:table-cell office:value-type="float" office:value="0.274005" calcext:value-type="float">
            <text:p>0.274005</text:p>
          </table:table-cell>
          <table:table-cell office:value-type="float" office:value="347" calcext:value-type="float">
            <text:p>347</text:p>
          </table:table-cell>
          <table:table-cell office:value-type="float" office:value="41.55" calcext:value-type="float">
            <text:p>41.55</text:p>
          </table:table-cell>
          <table:table-cell office:value-type="float" office:value="49658.31407" calcext:value-type="float">
            <text:p>49658.31407</text:p>
          </table:table-cell>
          <table:table-cell table:formula="of:=[.Y13]-[.Y5]" office:value-type="float" office:value="0.00174899999999989" calcext:value-type="float">
            <text:p>0.001749</text:p>
          </table:table-cell>
          <table:table-cell table:formula="of:=[.Z13]-[.Z5]" office:value-type="float" office:value="0.00467499999999999" calcext:value-type="float">
            <text:p>0.004675</text:p>
          </table:table-cell>
          <table:table-cell table:formula="of:=[.$AG$2]*[.AD13]+[.$AG$3]*[.AE13]" office:value-type="float" office:value="0.00379719999999996" calcext:value-type="float">
            <text:p>0.0037972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3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6"/>
          <table:table-cell office:value-type="float" office:value="0.86172" calcext:value-type="float">
            <text:p>0.86172</text:p>
          </table:table-cell>
          <table:table-cell office:value-type="float" office:value="0.287434" calcext:value-type="float">
            <text:p>0.287434</text:p>
          </table:table-cell>
          <table:table-cell office:value-type="float" office:value="340" calcext:value-type="float">
            <text:p>340</text:p>
          </table:table-cell>
          <table:table-cell office:value-type="float" office:value="42.32" calcext:value-type="float">
            <text:p>42.32</text:p>
          </table:table-cell>
          <table:table-cell office:value-type="float" office:value="49380.45096" calcext:value-type="float">
            <text:p>49380.45096</text:p>
          </table:table-cell>
          <table:table-cell table:formula="of:=[.Y14]-[.Y5]" office:value-type="float" office:value="0.00148999999999999" calcext:value-type="float">
            <text:p>0.00149</text:p>
          </table:table-cell>
          <table:table-cell table:formula="of:=[.Z14]-[.Z5]" office:value-type="float" office:value="0.018104" calcext:value-type="float">
            <text:p>0.018104</text:p>
          </table:table-cell>
          <table:table-cell table:formula="of:=[.$AG$2]*[.AD14]+[.$AG$3]*[.AE14]" office:value-type="float" office:value="0.0131198" calcext:value-type="float">
            <text:p>0.0131198</text:p>
          </table:table-cell>
          <table:table-cell table:number-columns-repeated="992"/>
        </table:table-row>
        <table:table-row table:style-name="ro1">
          <table:table-cell table:style-name="ce4"/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5"/>
          <table:table-cell table:style-name="ce4" table:number-columns-repeated="4"/>
          <table:table-cell table:style-name="ce4" office:value-type="boolean" office:boolean-value="true" calcext:value-type="boolean">
            <text:p>TRUE</text:p>
          </table:table-cell>
          <table:table-cell table:style-name="ce4" table:number-columns-repeated="15"/>
          <table:table-cell table:style-name="ce5" office:value-type="float" office:value="0.859933" calcext:value-type="float">
            <text:p>0.859933</text:p>
          </table:table-cell>
          <table:table-cell table:style-name="ce5" office:value-type="float" office:value="0.270984" calcext:value-type="float">
            <text:p>0.270984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40.99" calcext:value-type="float">
            <text:p>40.99</text:p>
          </table:table-cell>
          <table:table-cell table:style-name="ce5" office:value-type="float" office:value="49656.025401" calcext:value-type="float">
            <text:p>49656.025401</text:p>
          </table:table-cell>
          <table:table-cell table:style-name="ce5" table:formula="of:=[.Y15]-[.Y5]" office:value-type="float" office:value="-0.000297000000000103" calcext:value-type="float">
            <text:p>-0.000297</text:p>
          </table:table-cell>
          <table:table-cell table:style-name="ce5" table:formula="of:=[.Z15]-[.Z5]" office:value-type="float" office:value="0.00165399999999999" calcext:value-type="float">
            <text:p>0.001654</text:p>
          </table:table-cell>
          <table:table-cell table:formula="of:=[.$AG$2]*[.AD15]+[.$AG$3]*[.AE15]" office:value-type="float" office:value="0.00106869999999996" calcext:value-type="float">
            <text:p>0.0010687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5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4"/>
          <table:table-cell office:value-type="float" office:value="0.860622" calcext:value-type="float">
            <text:p>0.860622</text:p>
          </table:table-cell>
          <table:table-cell office:value-type="float" office:value="0.269557" calcext:value-type="float">
            <text:p>0.269557</text:p>
          </table:table-cell>
          <table:table-cell office:value-type="float" office:value="427" calcext:value-type="float">
            <text:p>427</text:p>
          </table:table-cell>
          <table:table-cell office:value-type="float" office:value="54.8" calcext:value-type="float">
            <text:p>54.8</text:p>
          </table:table-cell>
          <table:table-cell office:value-type="float" office:value="49393.273026" calcext:value-type="float">
            <text:p>49393.273026</text:p>
          </table:table-cell>
          <table:table-cell table:formula="of:=[.Y16]-[.Y5]" office:value-type="float" office:value="0.000391999999999948" calcext:value-type="float">
            <text:p>0.000392</text:p>
          </table:table-cell>
          <table:table-cell table:formula="of:=[.Z16]-[.Z5]" office:value-type="float" office:value="0.000226999999999977" calcext:value-type="float">
            <text:p>0.000227</text:p>
          </table:table-cell>
          <table:table-cell table:formula="of:=[.$AG$2]*[.AD16]+[.$AG$3]*[.AE16]" office:value-type="float" office:value="0.000276499999999968" calcext:value-type="float">
            <text:p>0.0002765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6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3"/>
          <table:table-cell office:value-type="float" office:value="0.862539" calcext:value-type="float">
            <text:p>0.862539</text:p>
          </table:table-cell>
          <table:table-cell office:value-type="float" office:value="0.275036" calcext:value-type="float">
            <text:p>0.275036</text:p>
          </table:table-cell>
          <table:table-cell office:value-type="float" office:value="404" calcext:value-type="float">
            <text:p>404</text:p>
          </table:table-cell>
          <table:table-cell office:value-type="float" office:value="48.68" calcext:value-type="float">
            <text:p>48.68</text:p>
          </table:table-cell>
          <table:table-cell office:value-type="float" office:value="49051.237012" calcext:value-type="float">
            <text:p>49051.237012</text:p>
          </table:table-cell>
          <table:table-cell table:formula="of:=[.Y17]-[.Y5]" office:value-type="float" office:value="0.00230899999999989" calcext:value-type="float">
            <text:p>0.002309</text:p>
          </table:table-cell>
          <table:table-cell table:formula="of:=[.Z17]-[.Z5]" office:value-type="float" office:value="0.00570599999999999" calcext:value-type="float">
            <text:p>0.005706</text:p>
          </table:table-cell>
          <table:table-cell table:formula="of:=[.$AG$2]*[.AD17]+[.$AG$3]*[.AE17]" office:value-type="float" office:value="0.00468689999999996" calcext:value-type="float">
            <text:p>0.0046869</text:p>
          </table:table-cell>
          <table:table-cell table:number-columns-repeated="992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7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2"/>
          <table:table-cell office:value-type="float" office:value="0.861139" calcext:value-type="float">
            <text:p>0.861139</text:p>
          </table:table-cell>
          <table:table-cell office:value-type="float" office:value="0.271407" calcext:value-type="float">
            <text:p>0.271407</text:p>
          </table:table-cell>
          <table:table-cell office:value-type="float" office:value="346" calcext:value-type="float">
            <text:p>346</text:p>
          </table:table-cell>
          <table:table-cell office:value-type="float" office:value="42" calcext:value-type="float">
            <text:p>42</text:p>
          </table:table-cell>
          <table:table-cell office:value-type="float" office:value="49516.135201" calcext:value-type="float">
            <text:p>49516.135201</text:p>
          </table:table-cell>
          <table:table-cell table:formula="of:=[.Y18]-[.Y5]" office:value-type="float" office:value="0.000908999999999938" calcext:value-type="float">
            <text:p>0.000909</text:p>
          </table:table-cell>
          <table:table-cell table:formula="of:=[.Z18]-[.Z5]" office:value-type="float" office:value="0.002077" calcext:value-type="float">
            <text:p>0.002077</text:p>
          </table:table-cell>
          <table:table-cell table:formula="of:=[.$AG$2]*[.AD18]+[.$AG$3]*[.AE18]" office:value-type="float" office:value="0.00172659999999998" calcext:value-type="float">
            <text:p>0.0017266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9"/>
          <table:table-cell table:style-name="ce2" office:value-type="boolean" office:boolean-value="true" calcext:value-type="boolean">
            <text:p>TRUE</text:p>
          </table:table-cell>
          <table:table-cell table:number-columns-repeated="11"/>
          <table:table-cell office:value-type="float" office:value="0.86045" calcext:value-type="float">
            <text:p>0.86045</text:p>
          </table:table-cell>
          <table:table-cell office:value-type="float" office:value="0.269773" calcext:value-type="float">
            <text:p>0.269773</text:p>
          </table:table-cell>
          <table:table-cell office:value-type="float" office:value="447" calcext:value-type="float">
            <text:p>447</text:p>
          </table:table-cell>
          <table:table-cell office:value-type="float" office:value="52.45" calcext:value-type="float">
            <text:p>52.45</text:p>
          </table:table-cell>
          <table:table-cell office:value-type="float" office:value="49697.894855" calcext:value-type="float">
            <text:p>49697.894855</text:p>
          </table:table-cell>
          <table:table-cell table:formula="of:=[.Y19]-[.Y5]" office:value-type="float" office:value="0.000219999999999998" calcext:value-type="float">
            <text:p>0.00022</text:p>
          </table:table-cell>
          <table:table-cell table:formula="of:=[.Z19]-[.Z5]" office:value-type="float" office:value="0.000442999999999971" calcext:value-type="float">
            <text:p>0.000443</text:p>
          </table:table-cell>
          <table:table-cell table:formula="of:=[.$AG$2]*[.AD19]+[.$AG$3]*[.AE19]" office:value-type="float" office:value="0.000376099999999979" calcext:value-type="float">
            <text:p>0.0003761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0"/>
          <table:table-cell table:style-name="ce2" office:value-type="boolean" office:boolean-value="true" calcext:value-type="boolean">
            <text:p>TRUE</text:p>
          </table:table-cell>
          <table:table-cell table:number-columns-repeated="10"/>
          <table:table-cell office:value-type="float" office:value="0.860342" calcext:value-type="float">
            <text:p>0.860342</text:p>
          </table:table-cell>
          <table:table-cell office:value-type="float" office:value="0.269396" calcext:value-type="float">
            <text:p>0.269396</text:p>
          </table:table-cell>
          <table:table-cell office:value-type="float" office:value="356" calcext:value-type="float">
            <text:p>356</text:p>
          </table:table-cell>
          <table:table-cell office:value-type="float" office:value="41.47" calcext:value-type="float">
            <text:p>41.47</text:p>
          </table:table-cell>
          <table:table-cell office:value-type="float" office:value="49695.810287" calcext:value-type="float">
            <text:p>49695.810287</text:p>
          </table:table-cell>
          <table:table-cell table:formula="of:=[.Y20]-[.Y5]" office:value-type="float" office:value="0.00011199999999989" calcext:value-type="float">
            <text:p>0.000112</text:p>
          </table:table-cell>
          <table:table-cell table:formula="of:=[.Z20]-[.Z5]" office:value-type="float" office:value="0.000065999999999955" calcext:value-type="float">
            <text:p>0.000066</text:p>
          </table:table-cell>
          <table:table-cell table:formula="of:=[.$AG$2]*[.AD20]+[.$AG$3]*[.AE20]" office:value-type="float" office:value="0.0000797999999999355" calcext:value-type="float">
            <text:p>0.0000798</text:p>
          </table:table-cell>
          <table:table-cell table:number-columns-repeated="992"/>
        </table:table-row>
        <table:table-row table:style-name="ro1">
          <table:table-cell table:style-name="ce5"/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5" table:number-columns-repeated="11"/>
          <table:table-cell table:style-name="ce4" office:value-type="boolean" office:boolean-value="true" calcext:value-type="boolean">
            <text:p>TRUE</text:p>
          </table:table-cell>
          <table:table-cell table:style-name="ce5" table:number-columns-repeated="9"/>
          <table:table-cell table:style-name="ce5" office:value-type="float" office:value="0.860321" calcext:value-type="float">
            <text:p>0.860321</text:p>
          </table:table-cell>
          <table:table-cell table:style-name="ce5" office:value-type="float" office:value="0.269303" calcext:value-type="float">
            <text:p>0.269303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42.73" calcext:value-type="float">
            <text:p>42.73</text:p>
          </table:table-cell>
          <table:table-cell table:style-name="ce5" office:value-type="float" office:value="49700.426968" calcext:value-type="float">
            <text:p>49700.426968</text:p>
          </table:table-cell>
          <table:table-cell table:style-name="ce5" table:formula="of:=[.Y21]-[.Y5]" office:value-type="float" office:value="0.0000909999999999522" calcext:value-type="float">
            <text:p>0.000091</text:p>
          </table:table-cell>
          <table:table-cell table:style-name="ce5" table:formula="of:=[.Z21]-[.Z5]" office:value-type="float" office:value="-0.0000269999999999992" calcext:value-type="float">
            <text:p>-0.000027</text:p>
          </table:table-cell>
          <table:table-cell table:formula="of:=[.$AG$2]*[.AD21]+[.$AG$3]*[.AE21]" office:value-type="float" office:value="0.00000839999999998622" calcext:value-type="float">
            <text:p>0.0000084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2"/>
          <table:table-cell table:style-name="ce2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0385" calcext:value-type="float">
            <text:p>0.860385</text:p>
          </table:table-cell>
          <table:table-cell office:value-type="float" office:value="0.269374" calcext:value-type="float">
            <text:p>0.269374</text:p>
          </table:table-cell>
          <table:table-cell office:value-type="float" office:value="319" calcext:value-type="float">
            <text:p>319</text:p>
          </table:table-cell>
          <table:table-cell office:value-type="float" office:value="37.87" calcext:value-type="float">
            <text:p>37.87</text:p>
          </table:table-cell>
          <table:table-cell office:value-type="float" office:value="49702.527967" calcext:value-type="float">
            <text:p>49702.527967</text:p>
          </table:table-cell>
          <table:table-cell table:formula="of:=[.Y22]-[.Y5]" office:value-type="float" office:value="0.000154999999999905" calcext:value-type="float">
            <text:p>0.000155</text:p>
          </table:table-cell>
          <table:table-cell table:formula="of:=[.Z22]-[.Z5]" office:value-type="float" office:value="0.0000439999999999885" calcext:value-type="float">
            <text:p>0.000044</text:p>
          </table:table-cell>
          <table:table-cell table:formula="of:=[.$AG$2]*[.AD22]+[.$AG$3]*[.AE22]" office:value-type="float" office:value="0.0000772999999999635" calcext:value-type="float">
            <text:p>0.0000773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4"/>
          <table:table-cell table:style-name="ce2" office:value-type="boolean" office:boolean-value="true" calcext:value-type="boolean">
            <text:p>TRUE</text:p>
          </table:table-cell>
          <table:table-cell table:number-columns-repeated="11"/>
          <table:table-cell table:formula="of:=[.Y23]-[.Y5]" office:value-type="float" office:value="-0.86023" calcext:value-type="float">
            <text:p>-0.86023</text:p>
          </table:table-cell>
          <table:table-cell table:formula="of:=[.Z23]-[.Z5]" office:value-type="float" office:value="-0.26933" calcext:value-type="float">
            <text:p>-0.26933</text:p>
          </table:table-cell>
          <table:table-cell table:formula="of:=[.$AG$2]*[.AD23]+[.$AG$3]*[.AE23]" office:value-type="float" office:value="-0.4466" calcext:value-type="float">
            <text:p>-0.4466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5"/>
          <table:table-cell table:style-name="ce2" office:value-type="boolean" office:boolean-value="true" calcext:value-type="boolean">
            <text:p>TRUE</text:p>
          </table:table-cell>
          <table:table-cell table:number-columns-repeated="10"/>
          <table:table-cell table:formula="of:=[.Y24]-[.Y5]" office:value-type="float" office:value="-0.86023" calcext:value-type="float">
            <text:p>-0.86023</text:p>
          </table:table-cell>
          <table:table-cell table:formula="of:=[.Z24]-[.Z5]" office:value-type="float" office:value="-0.26933" calcext:value-type="float">
            <text:p>-0.26933</text:p>
          </table:table-cell>
          <table:table-cell table:formula="of:=[.$AG$2]*[.AD24]+[.$AG$3]*[.AE24]" office:value-type="float" office:value="-0.4466" calcext:value-type="float">
            <text:p>-0.4466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6"/>
          <table:table-cell table:style-name="ce2" office:value-type="boolean" office:boolean-value="true" calcext:value-type="boolean">
            <text:p>TRUE</text:p>
          </table:table-cell>
          <table:table-cell table:number-columns-repeated="9"/>
          <table:table-cell table:formula="of:=[.Y25]-[.Y5]" office:value-type="float" office:value="-0.86023" calcext:value-type="float">
            <text:p>-0.86023</text:p>
          </table:table-cell>
          <table:table-cell table:formula="of:=[.Z25]-[.Z5]" office:value-type="float" office:value="-0.26933" calcext:value-type="float">
            <text:p>-0.26933</text:p>
          </table:table-cell>
          <table:table-cell table:formula="of:=[.$AG$2]*[.AD25]+[.$AG$3]*[.AE25]" office:value-type="float" office:value="-0.4466" calcext:value-type="float">
            <text:p>-0.4466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7"/>
          <table:table-cell table:style-name="ce2" office:value-type="boolean" office:boolean-value="true" calcext:value-type="boolean">
            <text:p>TRUE</text:p>
          </table:table-cell>
          <table:table-cell table:number-columns-repeated="8"/>
          <table:table-cell table:formula="of:=[.Y26]-[.Y5]" office:value-type="float" office:value="-0.86023" calcext:value-type="float">
            <text:p>-0.86023</text:p>
          </table:table-cell>
          <table:table-cell table:formula="of:=[.Z26]-[.Z5]" office:value-type="float" office:value="-0.26933" calcext:value-type="float">
            <text:p>-0.26933</text:p>
          </table:table-cell>
          <table:table-cell table:formula="of:=[.$AG$2]*[.AD26]+[.$AG$3]*[.AE26]" office:value-type="float" office:value="-0.4466" calcext:value-type="float">
            <text:p>-0.4466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9"/>
          <table:table-cell table:style-name="ce2" office:value-type="boolean" office:boolean-value="true" calcext:value-type="boolean">
            <text:p>TRUE</text:p>
          </table:table-cell>
          <table:table-cell table:number-columns-repeated="6"/>
          <table:table-cell table:formula="of:=[.Y27]-[.Y5]" office:value-type="float" office:value="-0.86023" calcext:value-type="float">
            <text:p>-0.86023</text:p>
          </table:table-cell>
          <table:table-cell table:formula="of:=[.Z27]-[.Z5]" office:value-type="float" office:value="-0.26933" calcext:value-type="float">
            <text:p>-0.26933</text:p>
          </table:table-cell>
          <table:table-cell table:formula="of:=[.$AG$2]*[.AD27]+[.$AG$3]*[.AE27]" office:value-type="float" office:value="-0.4466" calcext:value-type="float">
            <text:p>-0.4466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0"/>
          <table:table-cell table:style-name="ce2" office:value-type="boolean" office:boolean-value="true" calcext:value-type="boolean">
            <text:p>TRUE</text:p>
          </table:table-cell>
          <table:table-cell table:number-columns-repeated="5"/>
          <table:table-cell table:formula="of:=[.Y28]-[.Y5]" office:value-type="float" office:value="-0.86023" calcext:value-type="float">
            <text:p>-0.86023</text:p>
          </table:table-cell>
          <table:table-cell table:formula="of:=[.Z28]-[.Z5]" office:value-type="float" office:value="-0.26933" calcext:value-type="float">
            <text:p>-0.26933</text:p>
          </table:table-cell>
          <table:table-cell table:formula="of:=[.$AG$2]*[.AD28]+[.$AG$3]*[.AE28]" office:value-type="float" office:value="-0.4466" calcext:value-type="float">
            <text:p>-0.4466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4" table:style-name="ce2" office:value-type="boolean" office:boolean-value="true" calcext:value-type="boolean">
            <text:p>TRUE</text:p>
          </table:table-cell>
          <table:table-cell/>
          <table:table-cell table:number-columns-repeated="5" table:style-name="ce2" office:value-type="boolean" office:boolean-value="true" calcext:value-type="boolean">
            <text:p>TRUE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7212" calcext:value-type="float">
            <text:p>0.867212</text:p>
          </table:table-cell>
          <table:table-cell office:value-type="float" office:value="0.301131" calcext:value-type="float">
            <text:p>0.301131</text:p>
          </table:table-cell>
          <table:table-cell office:value-type="float" office:value="719" calcext:value-type="float">
            <text:p>719</text:p>
          </table:table-cell>
          <table:table-cell office:value-type="float" office:value="123.58" calcext:value-type="float">
            <text:p>123.58</text:p>
          </table:table-cell>
          <table:table-cell office:value-type="float" office:value="47616.570448" calcext:value-type="float">
            <text:p>47616.570448</text:p>
          </table:table-cell>
          <table:table-cell table:formula="of:=[.Y29]-[.Y5]" office:value-type="float" office:value="0.00698199999999993" calcext:value-type="float">
            <text:p>0.006982</text:p>
          </table:table-cell>
          <table:table-cell table:formula="of:=[.Z29]-[.Z5]" office:value-type="float" office:value="0.031801" calcext:value-type="float">
            <text:p>0.031801</text:p>
          </table:table-cell>
          <table:table-cell table:formula="of:=[.$AG$2]*[.AD29]+[.$AG$3]*[.AE29]" office:value-type="float" office:value="0.0243553" calcext:value-type="float">
            <text:p>0.0243553</text:p>
          </table:table-cell>
          <table:table-cell table:number-columns-repeated="992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number-columns-repeated="8"/>
          <table:table-cell office:value-type="float" office:value="0.867126" calcext:value-type="float">
            <text:p>0.867126</text:p>
          </table:table-cell>
          <table:table-cell office:value-type="float" office:value="0.301915" calcext:value-type="float">
            <text:p>0.301915</text:p>
          </table:table-cell>
          <table:table-cell office:value-type="float" office:value="644" calcext:value-type="float">
            <text:p>644</text:p>
          </table:table-cell>
          <table:table-cell office:value-type="float" office:value="121.61" calcext:value-type="float">
            <text:p>121.61</text:p>
          </table:table-cell>
          <table:table-cell office:value-type="float" office:value="47540.174123" calcext:value-type="float">
            <text:p>47540.174123</text:p>
          </table:table-cell>
          <table:table-cell table:formula="of:=[.Y30]-[.Y5]" office:value-type="float" office:value="0.0068959999999999" calcext:value-type="float">
            <text:p>0.006896</text:p>
          </table:table-cell>
          <table:table-cell table:formula="of:=[.Z30]-[.Z5]" office:value-type="float" office:value="0.032585" calcext:value-type="float">
            <text:p>0.032585</text:p>
          </table:table-cell>
          <table:table-cell table:formula="of:=[.$AG$2]*[.AD30]+[.$AG$3]*[.AE30]" office:value-type="float" office:value="0.0248783" calcext:value-type="float">
            <text:p>0.0248783</text:p>
          </table:table-cell>
          <table:table-cell table:number-columns-repeated="99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6:41:35.895415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9:37:46.958465172</meta:creation-date>
    <dc:date>2019-01-08T16:53:41.593438371</dc:date>
    <meta:editing-duration>PT2H14M36S</meta:editing-duration>
    <meta:editing-cycles>14</meta:editing-cycles>
    <meta:generator>LibreOffice/5.1.6.2$Linux_X86_64 LibreOffice_project/10m0$Build-2</meta:generator>
    <meta:document-statistic meta:table-count="1" meta:cell-count="423" meta:object-count="0"/>
  </office:meta>
</office:document-meta>
</file>